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ystem" style:font-pitch="variable"/>
    <style:font-face style:name="FreeSans" svg:font-family="FreeSans" style:font-family-generic="system" style:font-pitch="variable"/>
    <style:font-face style:name="Liberation Mono1" svg:font-family="'Liberation Mono'"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paragraph-properties fo:text-align="center" style:justify-single-word="false"/>
      <style:text-properties fo:font-weight="bold" style:font-weight-asian="bold" style:font-weight-complex="bold"/>
    </style:style>
    <style:style style:name="P3" style:family="paragraph" style:parent-style-name="Standard">
      <style:text-properties style:text-underline-style="solid" style:text-underline-width="auto" style:text-underline-color="font-color" fo:font-weight="bold" style:font-weight-asian="bold" style:font-weight-complex="bold"/>
    </style:style>
    <style:style style:name="P4" style:family="paragraph" style:parent-style-name="Standard">
      <style:text-properties style:text-underline-style="none" fo:font-weight="normal" style:font-weight-asian="normal" style:font-weight-complex="normal"/>
    </style:style>
    <style:style style:name="P5" style:family="paragraph" style:parent-style-name="Standard">
      <style:text-properties fo:font-weight="normal" style:font-weight-asian="normal" style:font-weight-complex="normal"/>
    </style:style>
    <style:style style:name="P6" style:family="paragraph" style:parent-style-name="Standard">
      <style:paragraph-properties fo:text-align="center" style:justify-single-word="false"/>
    </style:style>
    <style:style style:name="P7" style:family="paragraph" style:parent-style-name="Standard">
      <style:paragraph-properties fo:text-align="center" style:justify-single-word="false"/>
      <style:text-properties officeooo:paragraph-rsid="0018c140"/>
    </style:style>
    <style:style style:name="P8" style:family="paragraph" style:parent-style-name="Standard" style:master-page-name="Standard">
      <style:paragraph-properties fo:text-align="center" style:justify-single-word="false" style:page-number="auto"/>
      <style:text-properties fo:font-size="40pt" fo:font-weight="bold" officeooo:paragraph-rsid="0018c140" style:font-size-asian="40pt" style:font-weight-asian="bold" style:font-size-complex="40pt" style:font-weight-complex="bold"/>
    </style:style>
    <style:style style:name="P9" style:family="paragraph" style:parent-style-name="Standard">
      <style:paragraph-properties fo:text-align="center" style:justify-single-word="false"/>
      <style:text-properties fo:font-size="40pt" fo:font-weight="bold" officeooo:paragraph-rsid="0018c140" style:font-size-asian="40pt" style:font-weight-asian="bold" style:font-size-complex="40pt" style:font-weight-complex="bold"/>
    </style:style>
    <style:style style:name="P10" style:family="paragraph" style:parent-style-name="Standard">
      <style:paragraph-properties fo:text-align="center" style:justify-single-word="false"/>
      <style:text-properties fo:font-size="36pt" fo:font-weight="bold" officeooo:paragraph-rsid="0018c140" style:font-size-asian="36pt" style:font-weight-asian="bold" style:font-size-complex="36pt" style:font-weight-complex="bold"/>
    </style:style>
    <style:style style:name="P11" style:family="paragraph" style:parent-style-name="Standard">
      <style:text-properties fo:font-weight="bold" style:font-weight-asian="bold" style:font-weight-complex="bold"/>
    </style:style>
    <style:style style:name="P12" style:family="paragraph" style:parent-style-name="Standard">
      <style:paragraph-properties fo:text-align="center" style:justify-single-word="false"/>
      <style:text-properties fo:font-weight="bold" style:font-weight-asian="bold" style:font-weight-complex="bold"/>
    </style:style>
    <style:style style:name="P13" style:family="paragraph" style:parent-style-name="Standard">
      <style:paragraph-properties fo:text-align="center" style:justify-single-word="false"/>
      <style:text-properties fo:font-weight="bold" officeooo:paragraph-rsid="0018c140" style:font-weight-asian="bold" style:font-weight-complex="bold"/>
    </style:style>
    <style:style style:name="P14" style:family="paragraph" style:parent-style-name="Standard">
      <style:paragraph-properties fo:text-align="center" style:justify-single-word="false"/>
      <style:text-properties fo:font-weight="bold" officeooo:rsid="0018c140" officeooo:paragraph-rsid="0018c140" style:font-weight-asian="bold" style:font-weight-complex="bold"/>
    </style:style>
    <style:style style:name="P15" style:family="paragraph" style:parent-style-name="Standard">
      <style:paragraph-properties fo:text-align="center" style:justify-single-word="false"/>
      <style:text-properties fo:font-size="18pt" fo:font-weight="bold" officeooo:rsid="0018c140" officeooo:paragraph-rsid="0019bff8" style:font-size-asian="18pt" style:font-weight-asian="bold" style:font-size-complex="18pt" style:font-weight-complex="bold"/>
    </style:style>
    <style:style style:name="P16" style:family="paragraph" style:parent-style-name="Standard">
      <style:paragraph-properties fo:text-align="center" style:justify-single-word="false"/>
      <style:text-properties officeooo:rsid="0018c140" officeooo:paragraph-rsid="0018c140"/>
    </style:style>
    <style:style style:name="P17" style:family="paragraph" style:parent-style-name="Standard">
      <style:text-properties style:text-underline-style="solid" style:text-underline-width="auto" style:text-underline-color="font-color" fo:font-weight="bold" style:font-weight-asian="bold" style:font-weight-complex="bold"/>
    </style:style>
    <style:style style:name="P18" style:family="paragraph" style:parent-style-name="Standard">
      <style:text-properties style:text-line-through-style="none" style:text-line-through-type="none" style:text-underline-style="solid" style:text-underline-width="auto" style:text-underline-color="font-color" fo:font-weight="bold" style:font-weight-asian="bold" style:font-weight-complex="bold"/>
    </style:style>
    <style:style style:name="P19" style:family="paragraph" style:parent-style-name="Standard">
      <style:text-properties style:text-underline-style="none" fo:font-weight="normal" style:font-weight-asian="normal" style:font-weight-complex="normal"/>
    </style:style>
    <style:style style:name="P20" style:family="paragraph" style:parent-style-name="Standard">
      <style:text-properties fo:font-weight="normal" style:font-weight-asian="normal" style:font-weight-complex="normal"/>
    </style:style>
    <style:style style:name="P21" style:family="paragraph" style:parent-style-name="Standard">
      <style:text-properties fo:font-size="14pt" fo:font-weight="bold" style:font-size-asian="14pt" style:font-weight-asian="bold" style:font-size-complex="14pt" style:font-weight-complex="bold"/>
    </style:style>
    <style:style style:name="P22" style:family="paragraph" style:parent-style-name="Standard">
      <style:text-properties officeooo:rsid="001ad754"/>
    </style:style>
    <style:style style:name="P23" style:family="paragraph" style:parent-style-name="Standard">
      <style:text-properties officeooo:rsid="001ad754" officeooo:paragraph-rsid="001ad754"/>
    </style:style>
    <style:style style:name="P24" style:family="paragraph" style:parent-style-name="Standard">
      <style:text-properties officeooo:rsid="001ad754" officeooo:paragraph-rsid="001cdc0f"/>
    </style:style>
    <style:style style:name="P25" style:family="paragraph" style:parent-style-name="Standard">
      <style:text-properties officeooo:paragraph-rsid="001ad754"/>
    </style:style>
    <style:style style:name="P26" style:family="paragraph" style:parent-style-name="Standard">
      <style:paragraph-properties fo:text-align="center" style:justify-single-word="false"/>
      <style:text-properties fo:font-size="26pt" officeooo:rsid="0018c140" officeooo:paragraph-rsid="001ad754" style:font-size-asian="26pt" style:font-size-complex="26pt"/>
    </style:style>
    <style:style style:name="P27" style:family="paragraph" style:parent-style-name="Standard">
      <style:text-properties officeooo:paragraph-rsid="001cdc0f"/>
    </style:style>
    <style:style style:name="P28" style:family="paragraph" style:parent-style-name="Standard">
      <style:text-properties officeooo:paragraph-rsid="001d6a14"/>
    </style:style>
    <style:style style:name="P29" style:family="paragraph" style:parent-style-name="Text_20_body" style:list-style-name="L1"/>
    <style:style style:name="P30" style:family="paragraph" style:parent-style-name="Text_20_body" style:list-style-name="L1">
      <style:text-properties officeooo:paragraph-rsid="001d6a14"/>
    </style:style>
    <style:style style:name="P31" style:family="paragraph" style:parent-style-name="Text_20_body" style:list-style-name="L1">
      <style:paragraph-properties fo:margin-top="0in" fo:margin-bottom="0in" loext:contextual-spacing="false"/>
    </style:style>
    <style:style style:name="P32" style:family="paragraph" style:parent-style-name="Text_20_body" style:list-style-name="L1">
      <style:paragraph-properties fo:margin-top="0in" fo:margin-bottom="0in" loext:contextual-spacing="false"/>
      <style:text-properties officeooo:paragraph-rsid="001d6a14"/>
    </style:style>
    <style:style style:name="P33" style:family="paragraph" style:parent-style-name="Preformatted_20_Text">
      <style:text-properties officeooo:paragraph-rsid="001cdc0f"/>
    </style:style>
    <style:style style:name="P34" style:family="paragraph" style:parent-style-name="Preformatted_20_Text">
      <style:text-properties officeooo:paragraph-rsid="001d6a14"/>
    </style:style>
    <style:style style:name="P35" style:family="paragraph" style:parent-style-name="Footnote">
      <style:text-properties fo:font-size="10pt" officeooo:rsid="001bc39f" officeooo:paragraph-rsid="001cdc0f" style:font-size-asian="10pt" style:font-size-complex="10pt"/>
    </style:style>
    <style:style style:name="P36" style:family="paragraph" style:parent-style-name="Footnote">
      <style:text-properties fo:font-size="10pt" officeooo:rsid="001d1c50" officeooo:paragraph-rsid="001d1c50" style:font-size-asian="10pt" style:font-size-complex="10pt"/>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officeooo:rsid="0018c140" style:font-weight-asian="bold" style:font-weight-complex="bold"/>
    </style:style>
    <style:style style:name="T4" style:family="text">
      <style:text-properties fo:font-weight="bold" officeooo:rsid="0019bff8" style:font-weight-asian="bold" style:font-weight-complex="bold"/>
    </style:style>
    <style:style style:name="T5" style:family="text">
      <style:text-properties fo:font-weight="bold" officeooo:rsid="001cdc0f" style:font-weight-asian="bold" style:font-weight-complex="bold"/>
    </style:style>
    <style:style style:name="T6" style:family="text">
      <style:text-properties fo:font-weight="bold" officeooo:rsid="001d6a14" style:font-weight-asian="bold" style:font-weight-complex="bold"/>
    </style:style>
    <style:style style:name="T7" style:family="text">
      <style:text-properties fo:font-weight="bold" officeooo:rsid="001ad754"/>
    </style:style>
    <style:style style:name="T8" style:family="text">
      <style:text-properties fo:font-weight="bold" officeooo:rsid="001d6a14"/>
    </style:style>
    <style:style style:name="T9" style:family="text">
      <style:text-properties fo:font-size="15pt" fo:font-weight="bold" officeooo:rsid="0019bff8" style:font-size-asian="15pt" style:font-weight-asian="bold" style:font-size-complex="15pt" style:font-weight-complex="bold"/>
    </style:style>
    <style:style style:name="T10" style:family="text">
      <style:text-properties fo:font-size="15pt" fo:font-weight="bold" officeooo:rsid="001cdc0f" style:font-size-asian="15pt" style:font-weight-asian="bold" style:font-size-complex="15pt" style:font-weight-complex="bold"/>
    </style:style>
    <style:style style:name="T11" style:family="text">
      <style:text-properties fo:font-variant="normal" fo:text-transform="none" fo:color="#000000" fo:letter-spacing="normal" fo:font-style="normal" fo:font-weight="normal" style:font-style-asian="normal" style:font-weight-asian="normal"/>
    </style:style>
    <style:style style:name="T12" style:family="text">
      <style:text-properties style:text-underline-style="none" fo:font-weight="normal" style:font-weight-asian="normal" style:font-weight-complex="normal"/>
    </style:style>
    <style:style style:name="T13" style:family="text">
      <style:text-properties fo:font-weight="normal" style:font-weight-asian="normal" style:font-weight-complex="normal"/>
    </style:style>
    <style:style style:name="T14" style:family="text">
      <style:text-properties fo:font-weight="normal" officeooo:rsid="001ad754" style:font-weight-asian="normal" style:font-weight-complex="normal"/>
    </style:style>
    <style:style style:name="T15" style:family="text">
      <style:text-properties fo:font-weight="normal" officeooo:rsid="001d6a14" style:font-weight-asian="normal" style:font-weight-complex="normal"/>
    </style:style>
    <style:style style:name="T16" style:family="text">
      <style:text-properties officeooo:rsid="0018c140"/>
    </style:style>
    <style:style style:name="T17" style:family="text">
      <style:text-properties officeooo:rsid="001bc39f"/>
    </style:style>
    <style:style style:name="T18" style:family="text">
      <style:text-properties officeooo:rsid="001cdc0f"/>
    </style:style>
    <style:style style:name="T19" style:family="text">
      <style:text-properties officeooo:rsid="001d1c50"/>
    </style:style>
    <style:style style:name="T20" style:family="text">
      <style:text-properties officeooo:rsid="001d6a14"/>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
      <text:p text:style-name="P9"/>
      <text:p text:style-name="P10">SPRAWOZDANIE</text:p>
      <text:p text:style-name="P2"/>
      <text:p text:style-name="P2"/>
      <text:p text:style-name="P2"/>
      <text:p text:style-name="P2"/>
      <text:p text:style-name="P2"/>
      <text:p text:style-name="P2"/>
      <text:p text:style-name="P15">Zadanie 1</text:p>
      <text:p text:style-name="P15"/>
      <text:p text:style-name="P26"><text:span text:style-name="T4">Wykorzystanie sztucznej sieci neuronowej</text:span></text:p>
      <text:p text:style-name="P26"><text:span text:style-name="T2">do wykrywania </text:span><text:span text:style-name="T5">choroby niedokrwiennej serca (choroby wieńcowej, CHD)</text:span></text:p>
      <text:p text:style-name="P2"/>
      <text:p text:style-name="P2"/>
      <text:p text:style-name="P2"/>
      <text:p text:style-name="P2"/>
      <text:p text:style-name="P2"/>
      <text:p text:style-name="P2"/>
      <text:p text:style-name="P13">Przedmiot</text:p>
      <text:p text:style-name="P7"><text:span text:style-name="T3">S</text:span>ztuczna Inteligencja</text:p>
      <text:p text:style-name="P7"/>
      <text:p text:style-name="P14">Data wykonania</text:p>
      <text:p text:style-name="P16">01 grudnia 2019</text:p>
      <text:p text:style-name="P7"/>
      <text:p text:style-name="P13">Autorzy</text:p>
      <text:p text:style-name="P7"><text:span text:style-name="T16">Dawid Witkowski</text:span>, nr. indeksu: <text:s/></text:p>
      <text:p text:style-name="P6"><text:span text:style-name="T16">Dominika Skrzyńska</text:span>, nr indeksu: <text:bookmark text:name="__DdeLink__259_373942364"/>4006<text:span text:style-name="T16">1</text:span>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span text:style-name="T9"/></text:p>
      <text:p text:style-name="Standard"><text:span text:style-name="T9">1. Cel zadania</text:span></text:p>
      <text:p text:style-name="Standard"/>
      <text:p text:style-name="P23"><text:tab/>Celem zadania jest wytrenowanie sztucznej sieci neuronowej tak, aby na podstawie określonych danych wykrywała wystąpienie <text:span text:style-name="T18">choroby niedokrwiennej </text:span>serca u pacjenta. Zadanie zostało wykonane w oparciu o <text:span text:style-name="T17">retrospektywne </text:span>dane <text:span text:style-name="T17">grupy </text:span>mężczyzn z regionu Western Cape w Afryce Południowej, charakteryzującego się wysokim ryzykiem chorób serca.<text:note text:id="ftn0" text:note-class="footnote"><text:note-citation>1</text:note-citation><text:note-body><text:p text:style-name="P35"><text:s/>„<text:span text:style-name="T18">A retrospective sample of males in a heart-disease high-risk region of the Western Cape, South Africa. There are roughly two controls per case of CHD. Many of the CHD positive men have undergone blood pressure reduction treatment and other programs to reduce their risk factors after their CHD event. In some cases the measurements were made after these treatments. These data are taken from a larger dataset, described in <text:s/>Rousseauw et al, 1983, South African Medical Journal.” </text:span>Źródło: https://web.stanford.edu/~hastie/ElemStatLearn/datasets/SAheart.info.txt?fbclid=IwAR3stqS9EnxjoQbwPvB1rCBOFMZNVrp3BKGcUYQ9-ksqayR-vOXOfJrBXbM</text:p></text:note-body></text:note> </text:p>
      <text:p text:style-name="P25"/>
      <text:p text:style-name="P27"><text:span text:style-name="T9">1. </text:span><text:span text:style-name="T10">Dane wejściowe</text:span></text:p>
      <text:p text:style-name="P24"><text:span text:style-name="T10"/></text:p>
      <text:p text:style-name="P33"><text:span text:style-name="T18">Sieć była trenowana w oparciu o 10 czynników:</text:span></text:p>
      <text:p text:style-name="P33"/>
      <text:p text:style-name="P33"><text:span text:style-name="T2">sbp</text:span> <text:span text:style-name="T20">(</text:span>systolic blood pressure<text:span text:style-name="T20">)</text:span> – <text:span text:style-name="T19">ciśnienie tętnicze, skórczowe</text:span></text:p>
      <text:p text:style-name="Preformatted_20_Text"><text:span text:style-name="T2">tobacco</text:span> <text:span text:style-name="T20">(</text:span>cumulative tobacco (kg)<text:span text:style-name="T20">)</text:span> – <text:span text:style-name="T20">tytoń skumulowany</text:span></text:p>
      <text:p text:style-name="P34"><text:span text:style-name="T2">ldl </text:span><text:span text:style-name="T20">(</text:span>low densiity lipoprotein cholesterol<text:span text:style-name="T20">)</text:span> <text:s/>- <text:span text:style-name="T14">Cholesterol lipoproteinowy o niskiej g</text:span><text:span text:style-name="T15">ę</text:span><text:span text:style-name="T14">sto</text:span><text:span text:style-name="T15">ś</text:span><text:span text:style-name="T14">ci</text:span></text:p>
      <text:p text:style-name="Preformatted_20_Text"><text:span text:style-name="T2">adiposity</text:span> - <text:span text:style-name="T19">otyłość</text:span></text:p>
      <text:p text:style-name="P34"><text:span text:style-name="T2">famhist </text:span><text:span text:style-name="T6">(</text:span>family history of heart disease (Present, Absent)<text:span text:style-name="T20">)</text:span> – <text:span text:style-name="T20">występowanie chorób serca w rodzinnie </text:span><text:span text:style-name="T8">(1 - obecna, 0 - nieobecna)</text:span></text:p>
      <text:p text:style-name="Preformatted_20_Text"><text:span text:style-name="T2">typea </text:span><text:span text:style-name="T6">(</text:span>type-A behavior<text:span text:style-name="T20">)</text:span> – <text:span text:style-name="T19">osobowość typu A</text:span><text:span text:style-name="T19"><text:note text:id="ftn1" text:note-class="footnote"><text:note-citation>2</text:note-citation><text:note-body><text:p text:style-name="P36"><text:s/>„Osobowość typu A, WZA (wzór zachowania A), zachowanie typu A to typ osobowości, charakteryzującej się wysokim poziomem stresu, wywołanym presją czasu, tendencją do zachowań rywalizacyjnych, wysokim poziomem ambicji, agresywnością i wrogością wobec innych. Osoba z WZA postrzega otoczenie jako zagrażające i żyje w nieustannej reakcji alarmowej (fazie stresu). W kategoriach psychologicznych konstruktów teoretycznych WZA charakteryzuje neurotyczna ekstrawersja (EPQ-R) i niski poziom ugodowości (NEO-FFI).” </text:p><text:p text:style-name="P36"><text:span text:style-name="T20">żródło</text:span>: https://pl.wikipedia.org/wiki/Osobowo%C5%9B%C4%87_typu_A</text:p></text:note-body></text:note></text:span></text:p>
      <text:p text:style-name="Preformatted_20_Text"><text:span text:style-name="T2">obesity</text:span> - <text:span text:style-name="T20">otyłość</text:span></text:p>
      <text:p text:style-name="Preformatted_20_Text"><text:span text:style-name="T2">alcohol</text:span> <text:span text:style-name="T20">(</text:span>current alcohol consumption<text:span text:style-name="T20">)</text:span> – <text:span text:style-name="T20">poziom spożycia alkoholu</text:span></text:p>
      <text:p text:style-name="Preformatted_20_Text"><text:span text:style-name="T2">age </text:span><text:span text:style-name="T6">(</text:span>age at onset<text:span text:style-name="T20">)</text:span> - <text:span text:style-name="T20">wiek</text:span></text:p>
      <text:p text:style-name="Preformatted_20_Text"><text:span text:style-name="T2">chd</text:span> <text:span text:style-name="T20">(</text:span>response, coronary heart disease<text:span text:style-name="T20">)</text:span> – <text:span text:style-name="T20">choroba wieńcowa</text:span></text:p>
      <text:p text:style-name="Preformatted_20_Text"/>
      <text:p text:style-name="Preformatted_20_Text"/>
      <text:p text:style-name="P23"><text:span text:style-name="T1">#obesity - oty?o??</text:span></text:p>
      <text:p text:style-name="P23"><text:span text:style-name="T1">#alcohol - aktualne zu?ycie alkoholu</text:span></text:p>
      <text:p text:style-name="P23"><text:span text:style-name="T1">#age - wiek na pocz?tku</text:span></text:p>
      <text:p text:style-name="P23"><text:span text:style-name="T1">#chd - choroba niedokrwienna serca</text:span></text:p>
      <text:p text:style-name="P23"><text:span text:style-name="T1">#Retrospektywna pr?bka danych m??czyzn z regionu wysokiego ryzyka choroby serca</text:span></text:p>
      <text:p text:style-name="P23"><text:span text:style-name="T1">#Prowincji Przyl?dkowej Zachodniej w RPA.</text:span></text:p>
      <text:p text:style-name="P23"><text:span text:style-name="T1">#Istniej? mniej wi?cej dwie kontrole na przypadek CHD.</text:span></text:p>
      <text:p text:style-name="P23"><text:span text:style-name="T1">#Wielu m??czyzn z pozytywnym wynikiem CHD przesz?o</text:span></text:p>
      <text:p text:style-name="P23"><text:span text:style-name="T1">#leczenie obni?aj?ce ci?nienie krwi i inne programy maj?ce na celu</text:span></text:p>
      <text:p text:style-name="P23"><text:span text:style-name="T1">#zmniejszenie czynnik?w ryzyka po wyst?pieniu CHD.</text:span></text:p>
      <text:p text:style-name="P23"><text:span text:style-name="T1">#W niekt?rych przypadkach pomiary by?y wykonane po tych zabiegach.</text:span></text:p>
      <text:p text:style-name="P23"><text:span text:style-name="T1">#Dane te pochodz? z wi?kszego zbioru danych, opisany w:</text:span></text:p>
      <text:p text:style-name="P23"><text:span text:style-name="T1">#Rousseauw et al, 1983, South African Medical Journal. </text:span></text:p>
      <text:p text:style-name="P23"><text:span text:style-name="T1">#?r?d?o: https://web.stanford.edu/~hastie/ElemStatLearn/datasets/</text:span></text:p>
      <text:p text:style-name="P23"><text:span text:style-name="T1">#Metoda oceniania: hold-out, lambda=2/3</text:span></text:p>
      <text:p text:style-name="P23"><text:span text:style-name="T1"/></text:p>
      <text:p text:style-name="P23"><text:soft-page-break/><text:span text:style-name="T1"/></text:p>
      <text:p text:style-name="Standard">Ocena metodą <text:span text:style-name="T11">hold-out, lambda=2/3 – gdzie 2/3 danych zbioru to dane trenowane, a pozostała część, 1/3 to dane testowe.</text:span></text:p>
      <text:p text:style-name="Standard"/>
      <text:p text:style-name="Standard"/>
      <text:p text:style-name="P28"><text:tab/><text:span text:style-name="T20">Źródło danych</text:span>: <text:span text:style-name="Łącze_20_internetowe"><text:span text:style-name="T20">https://web.stanford.edu/~hastie/ElemStatLearn//datasets/SAheart.data?fbclid=IwAR29teRHELpnT4B4QNRGbgl72_s0ChV_ODqZ_tR9NBs-_ncx0TOrzqH50iI</text:span></text:span> </text:p>
      <text:p text:style-name="Standard"/>
      <text:p text:style-name="Standard"/>
      <text:p text:style-name="P3">Kod źródłowy:</text:p>
      <text:p text:style-name="P3"/>
      <text:list xml:id="list9002529136213097556" text:style-name="L1">
        <text:list-item>
          <text:p text:style-name="P32">dokonać wstępnego podziału danych na dane trenujące i dane testowe według wybranej metody,</text:p>
        </text:list-item>
        <text:list-item>
          <text:p text:style-name="P32">zaproponować strukturę sieci,</text:p>
        </text:list-item>
        <text:list-item>
          <text:p text:style-name="P32">przeprowadzić proces trenowania,</text:p>
        </text:list-item>
        <text:list-item>
          <text:p text:style-name="P32">ocenić jakość klasyfikatora na podstawie uzyskanej krzywej trenowania,</text:p>
        </text:list-item>
        <text:list-item>
          <text:p text:style-name="P30">przetestować uzyskany klasyfikator i określić błąd klasyfikacji, uzyskany dla danych testowych.</text:p>
        </text:list-item>
      </text:list>
      <text:p text:style-name="P28"><text:line-break/>b) wkleić kod źródłowy i go opisać, w szczególności opisać szczegółowo parametry użytych funkcji z biblioteki AMORE,<text:line-break/>c) napisać o dokładności klasyfikacji,</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ystem" style:font-pitch="variable"/>
    <style:font-face style:name="FreeSans" svg:font-family="FreeSans" style:font-family-generic="system" style:font-pitch="variable"/>
    <style:font-face style:name="Liberation Mono1" svg:font-family="'Liberation Mono'"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0pt" fo:language="pl" fo:country="PL" style:letter-kerning="true" style:font-name-asian="NSimSun" style:font-size-asian="10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0pt" fo:language="pl" fo:country="PL" style:letter-kerning="true" style:font-name-asian="NSimSun" style:font-size-asian="10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fo:color="#00000a" style:font-name="Liberation Serif" fo:font-family="'Liberation Serif'" style:font-family-generic="roman" style:font-pitch="variable" fo:font-size="12pt" fo:language="pl" fo:country="PL" style:font-name-asian="NSimSun" style:font-family-asian="NSimSun" style:font-family-generic-asian="system" style:font-pitch-asian="variable" style:font-size-asian="12pt" style:language-asian="zh" style:country-asian="CN" style:font-name-complex="Arial" style:font-family-complex="Arial"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15%"/>
    </style:style>
    <style:style style:name="List" style:family="paragraph" style:parent-style-name="Text_20_body" style:default-outline-level="" style:class="list">
      <style:text-properties style:font-name-complex="Arial" style:font-family-complex="Arial"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Arial"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Nagłówek" style:family="paragraph" style:parent-style-name="Standard" style:default-outline-level="">
      <style:paragraph-properties fo:margin-top="0.1665in" fo:margin-bottom="0.0835in" loext: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Indeks" style:family="paragraph" style:parent-style-name="Standard" style:default-outline-level="">
      <style:paragraph-properties text:number-lines="false" text:line-number="0"/>
      <style:text-properties style:font-name-complex="Arial" style:font-family-complex="Arial" style:font-family-generic-complex="system" style:font-pitch-complex="variable"/>
    </style:style>
    <style:style style:name="Tekst_20_wstępnie_20_sformatowany" style:display-name="Tekst wstępnie sformatowany" style:family="paragraph" style:parent-style-name="Standard" style:default-outline-level="">
      <style:paragraph-properties fo:margin-top="0in" fo:margin-bottom="0in" loext:contextual-spacing="false"/>
      <style:text-properties style:font-name="Liberation Mono" fo:font-family="'Liberation Mono'" style:font-family-generic="roman" style:font-pitch="variable" fo:font-size="10pt" style:font-name-asian="NSimSun" style:font-family-asian="NSimSun"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Preformatted_20_Text" style:display-name="Preformatted Text" style:family="paragraph" style:parent-style-name="Standard" style:class="html"/>
    <style:style style:name="Footnote" style:family="paragraph" style:parent-style-name="Standard" style:class="extra"/>
    <style:style style:name="Łącze_20_internetowe" style:display-name="Łącze internetowe"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08T18:35:12</meta:creation-date>
    <dc:language>pl-PL</dc:language>
    <dc:date>2019-12-01T10:11:42.588260294</dc:date>
    <meta:editing-cycles>33</meta:editing-cycles>
    <meta:editing-duration>PT3H6M29S</meta:editing-duration>
    <meta:generator>LibreOffice/5.1.6.2$Linux_X86_64 LibreOffice_project/10m0$Build-2</meta:generator>
    <meta:document-statistic meta:table-count="0" meta:image-count="0" meta:object-count="0" meta:page-count="3" meta:paragraph-count="52" meta:word-count="493" meta:character-count="3929" meta:non-whitespace-character-count="3472"/>
  </office:meta>
</office:document-meta>
</file>